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9.068cm"/>
    </style:style>
    <style:style style:name="co7" style:family="table-column">
      <style:table-column-properties fo:break-before="auto" style:column-width="7.652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60pt" style:font-size-asian="60pt" style:font-size-complex="6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#ff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text-emphasize="none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emphasize="none" style:text-overline-style="none" style:text-overline-color="font-color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name="Liberation Sans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overline-style="none" style:text-overline-color="font-color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text-emphasize="none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10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14"/>
        <table:table-row table:style-name="ro1"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UB_MODUL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TEST STEP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13"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TC_001</text:p>
          </table:table-cell>
          <table:table-cell office:value-type="string" calcext:value-type="string">
            <text:p>Board Setting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click on board setting icon </text:p>
          </table:table-cell>
          <table:table-cell table:style-name="ce3" office:value-type="string" calcext:value-type="string">
            <text:p>1.Login into trello app </text:p>
            <text:p>2.create Board</text:p>
            <text:p>3.click on board</text:p>
            <text:p>4.click on metaballs menu icon</text:p>
            <text:p>5.click on Board setting icon</text:p>
          </table:table-cell>
          <table:table-cell office:value-type="string" calcext:value-type="string">
            <text:p>Board Setting Icon Should Be Clickbl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_002</text:p>
          </table:table-cell>
          <table:table-cell office:value-type="string" calcext:value-type="string">
            <text:p>Board Setting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Board Setting Button it </text:p>
            <text:p>Should open Board setting pag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click on Board Setting icon Board </text:p>
            <text:p>Setting page should be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name butto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</table:table-cell>
          <table:table-cell office:value-type="string" calcext:value-type="string">
            <text:p>Name button is clickble or no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_00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Name pop up window </text:p>
            <text:p>Is opening or 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click on name pop up windoe should be</text:p>
            <text:p>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modify name in the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</table:table-cell>
          <table:table-cell office:value-type="string" calcext:value-type="string">
            <text:p>when we modify the the name should be modified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_00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modify the name is saving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</table:table-cell>
          <table:table-cell office:value-type="string" calcext:value-type="string">
            <text:p>when we modify the name it should be chang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ok butto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  <text:p><text:span text:style-name="T2">7.click on ok</text:span></text:p>
          </table:table-cell>
          <table:table-cell office:value-type="string" calcext:value-type="string">
            <text:p>when we click on ok button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cancel butto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  <text:p><text:span text:style-name="T2">7.click on cancel</text:span></text:p>
          </table:table-cell>
          <table:table-cell office:value-type="string" calcext:value-type="string">
            <text:p>when we click on cancel <text:s/>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ancel and ok button </text:p>
            <text:p>Pop up window should be clos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name</text:span></text:p>
            <text:p><text:span text:style-name="T2">7.click on cancel and ok</text:span></text:p>
          </table:table-cell>
          <table:table-cell office:value-type="string" calcext:value-type="string">
            <text:p>when we click on close and ok  button pop up </text:p>
            <text:p> Should be clos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10</text:p>
          </table:table-cell>
          <table:table-cell table:style-name="ce6" office:value-type="string" calcext:value-type="string">
            <text:p>Board Setting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egative</text:p>
          </table:table-cell>
          <table:table-cell office:value-type="string" calcext:value-type="string">
            <text:p>verify whether we are able to save without giving the </text:p>
            <text:p> Name In the pop up window</text:p>
          </table:table-cell>
          <table:table-cell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name</text:span></text:p>
          </table:table-cell>
          <table:table-cell office:value-type="string" calcext:value-type="string">
            <text:p>when we save without giving any name it should </text:p>
            <text:p>Not be sav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1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click on work spac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space</text:span></text:p>
          </table:table-cell>
          <table:table-cell office:value-type="string" calcext:value-type="string">
            <text:p>when we click on work space it should be clickble.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1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ble to change the work space or not</text:p>
          </table:table-cell>
          <table:table-cell table:style-name="Default" office:value-type="string" calcext:value-type="string">
            <text:p><text:span text:style-name="T4">1.Login into trello app </text:span></text:p>
            <text:p><text:span text:style-name="T4">2.create Board</text:span></text:p>
            <text:p><text:span text:style-name="T4">3.click on board</text:span></text:p>
            <text:p><text:span text:style-name="T4">4.click on metaballs menu icon</text:span></text:p>
            <text:p><text:span text:style-name="T4">5.click on Board setting icon</text:span></text:p>
            <text:p><text:span text:style-name="T4">6.click on work space</text:span></text:p>
          </table:table-cell>
          <table:table-cell office:value-type="string" calcext:value-type="string">
            <text:p>when we click on change work space should be </text:p>
            <text:p>Chang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1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we are able click on ok button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 space</text:span></text:p>
            <text:p><text:span text:style-name="T2">7.click on ok button</text:span></text:p>
          </table:table-cell>
          <table:table-cell office:value-type="string" calcext:value-type="string">
            <text:p>when we click on ok button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cancel butto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 space</text:span></text:p>
            <text:p><text:span text:style-name="T2">7.click on cancel button</text:span></text:p>
          </table:table-cell>
          <table:table-cell office:value-type="string" calcext:value-type="string">
            <text:p>when we click on cancel it should be clos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ancel button the page </text:p>
            <text:p>Should be clos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work space</text:span></text:p>
            <text:p><text:span text:style-name="T2">7.click on cancel button</text:span></text:p>
          </table:table-cell>
          <table:table-cell office:value-type="string" calcext:value-type="string">
            <text:p>when we click on cancel button the page should </text:p>
            <text:p>Be clos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Work Space</text:p>
          </table:table-cell>
          <table:table-cell/>
          <table:table-cell office:value-type="string" calcext:value-type="string">
            <text:p>Negative</text:p>
          </table:table-cell>
          <table:table-cell office:value-type="string" calcext:value-type="string">
            <text:p>verify whether we are able to select two work spaces at </text:p>
            <text:p>A time</text:p>
          </table:table-cell>
          <table:table-cell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work space</text:span></text:p>
            <text:p><text:span text:style-name="T5">7.select any two work spaces</text:span></text:p>
          </table:table-cell>
          <table:table-cell office:value-type="string" calcext:value-type="string">
            <text:p>when we select two work spaces it should not</text:p>
            <text:p>Accept two work spaces.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1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Edit Labels o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l on Edit Labels</text:span></text:p>
          </table:table-cell>
          <table:table-cell office:value-type="string" calcext:value-type="string">
            <text:p>when we click on Edit Labels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1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Edit Labels it is showing </text:p>
            <text:p>Different labels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</table:table-cell>
          <table:table-cell office:value-type="string" calcext:value-type="string">
            <text:p>when we click on Edit Labels diierent Labels should</text:p>
            <text:p>Visi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any label it showing an pop</text:p>
            <text:p>Up window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 </text:span></text:p>
            <text:p><text:span text:style-name="T2">7.click on any label</text:span></text:p>
          </table:table-cell>
          <table:table-cell office:value-type="string" calcext:value-type="string">
            <text:p>when we click on any label it should open </text:p>
            <text:p>Pop up window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in the pop up we are able give label and give</text:p>
            <text:p>Nam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</text:span></text:p>
            <text:p><text:span text:style-name="T2">7.click on any label</text:span></text:p>
            <text:p><text:span text:style-name="T2">8.select label and give name</text:span></text:p>
          </table:table-cell>
          <table:table-cell office:value-type="string" calcext:value-type="string">
            <text:p>when we select the label and give label name </text:p>
            <text:p>It should accept i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2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Done,Cancel,Delete buttons are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  <text:p><text:span text:style-name="T2">7.click on Done,Cancel,Delete</text:span></text:p>
          </table:table-cell>
          <table:table-cell office:value-type="string" calcext:value-type="string">
            <text:p>when we clcik on Done,Cancel,Delete it should be </text:p>
            <text:p>Clickbl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Delete it is deleting that </text:p>
            <text:p>Label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</text:span></text:p>
            <text:p><text:span text:style-name="T2">7.click on labels</text:span></text:p>
            <text:p><text:span text:style-name="T2">8.click on Delete</text:span></text:p>
          </table:table-cell>
          <table:table-cell office:value-type="string" calcext:value-type="string">
            <text:p>when we click on Delete that label should be </text:p>
            <text:p>Dele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<text:span text:style-name="T1">verify when we click on cancel button it should be </text:span></text:p>
            <text:p><text:span text:style-name="T1">Cancelled</text:span></text:p>
          </table:table-cell>
          <table:table-cell table:style-name="Default" office:value-type="string" calcext:value-type="string">
            <text:p><text:span text:style-name="T4">1.Login into trello app </text:span></text:p>
            <text:p><text:span text:style-name="T4">2.create Board</text:span></text:p>
            <text:p><text:span text:style-name="T4">3.click on board</text:span></text:p>
            <text:p><text:span text:style-name="T4">4.click on metaballs menu icon</text:span></text:p>
            <text:p><text:span text:style-name="T4">5.click on Board setting icon</text:span></text:p>
            <text:p><text:span text:style-name="T4">6.click on edit labels</text:span></text:p>
            <text:p><text:span text:style-name="T4">7.click on any label</text:span></text:p>
            <text:p><text:span text:style-name="T4">8.click on cancel</text:span></text:p>
          </table:table-cell>
          <table:table-cell office:value-type="string" calcext:value-type="string">
            <text:p>when we click on cancel button it should be </text:p>
            <text:p>Cancell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 able to create create new label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edit labels </text:span></text:p>
            <text:p><text:span text:style-name="T2">7.click on label</text:span></text:p>
            <text:p><text:span text:style-name="T2">7.create new label</text:span></text:p>
          </table:table-cell>
          <table:table-cell office:value-type="string" calcext:value-type="string">
            <text:p>when we create new <text:s/>label new label should be crea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dit Labels</text:p>
          </table:table-cell>
          <table:table-cell/>
          <table:table-cell office:value-type="string" calcext:value-type="string">
            <text:p>Negative</text:p>
          </table:table-cell>
          <table:table-cell office:value-type="string" calcext:value-type="string">
            <text:p>verify wehether we are able to create create labels with</text:p>
            <text:p>Same name</text:p>
          </table:table-cell>
          <table:table-cell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edit labels </text:span></text:p>
            <text:p><text:span text:style-name="T3">7.click on label</text:span></text:p>
            <text:p><text:span text:style-name="T3">7.create new label</text:span></text:p>
          </table:table-cell>
          <table:table-cell office:value-type="string" calcext:value-type="string">
            <text:p>when we give same label name it should not </text:p>
            <text:p>Accept same label name.</text:p>
          </table:table-cell>
          <table:table-cell table:style-name="ce15"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TC_02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click on Background button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</text:span></text:p>
          </table:table-cell>
          <table:table-cell office:value-type="string" calcext:value-type="string">
            <text:p>when we click on Background button it should be </text:p>
            <text:p>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2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back ground  button it is </text:p>
            <text:p>Showing back ground images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 button</text:span></text:p>
          </table:table-cell>
          <table:table-cell office:value-type="string" calcext:value-type="string">
            <text:p>when we clickon Back ground button should show</text:p>
            <text:p>Some back ground images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any background image it </text:p>
            <text:p>Changing the back ground color</text:p>
          </table:table-cell>
          <table:table-cell table:style-name="ce10" office:value-type="string" calcext:value-type="string">
            <text:p><text:span text:style-name="T4">1.Login into trello app </text:span></text:p>
            <text:p><text:span text:style-name="T4">2.create Board</text:span></text:p>
            <text:p><text:span text:style-name="T4">3.click on board</text:span></text:p>
            <text:p><text:span text:style-name="T4">4.click on metaballs menu icon</text:span></text:p>
            <text:p><text:span text:style-name="T4">5.click on Board setting icon</text:span></text:p>
            <text:p><text:span text:style-name="T6">6.click on </text:span><text:span text:style-name="T7">Background buttton</text:span></text:p>
            <text:p><text:span text:style-name="T8">7.click on any back ground image</text:span></text:p>
            <text:p/>
          </table:table-cell>
          <table:table-cell office:value-type="string" calcext:value-type="string">
            <text:p>when we select an back ground image it should</text:p>
            <text:p>Change the back ground image and new back </text:p>
            <text:p>Ground image should visi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2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click on plus symbol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 </text:span></text:p>
            <text:p><text:span text:style-name="T2">7.click on plus symbol</text:span></text:p>
          </table:table-cell>
          <table:table-cell office:value-type="string" calcext:value-type="string">
            <text:p>when we click on plus symbol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3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plus symbil it should open </text:p>
            <text:p>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 ground</text:span></text:p>
            <text:p><text:span text:style-name="T2">7.click on plus symbol</text:span></text:p>
          </table:table-cell>
          <table:table-cell office:value-type="string" calcext:value-type="string">
            <text:p>when we <text:s/>on plus symbol it should open pop up window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take photo option in the pop </text:p>
            <text:p>Uo window it should open phone camera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.</text:span></text:p>
            <text:p><text:span text:style-name="T2">7.click on plus symbol.</text:span></text:p>
            <text:p><text:span text:style-name="T2">8.click on take photo option</text:span></text:p>
          </table:table-cell>
          <table:table-cell office:value-type="string" calcext:value-type="string">
            <text:p>when we click on take photo option it should open </text:p>
            <text:p>Phone camera in the phon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file option in pop up window </text:p>
            <text:p>It should open local files in the phone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background.</text:span></text:p>
            <text:p><text:span text:style-name="T2">7.click on plus symbol</text:span></text:p>
            <text:p><text:span text:style-name="T2">8.click on files option</text:span></text:p>
          </table:table-cell>
          <table:table-cell office:value-type="string" calcext:value-type="string">
            <text:p>when we click on files it should the local files in </text:p>
            <text:p>User phone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03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we are able to select the local file </text:p>
            <text:p>Images as background.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background</text:span></text:p>
            <text:p><text:span text:style-name="T2">7.click on plus symbol</text:span></text:p>
            <text:p><text:span text:style-name="T2">8.click on files</text:span></text:p>
            <text:p><text:span text:style-name="T2">9.click on any image</text:span></text:p>
          </table:table-cell>
          <table:table-cell office:value-type="string" calcext:value-type="string">
            <text:p>when we click on any iamge the background should </text:p>
            <text:p>Change to selected iamge.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3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ehr we are able to click on visibility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</table:table-cell>
          <table:table-cell office:value-type="string" calcext:value-type="string">
            <text:p>when we click on visibility it should be clickble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3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table:style-name="ce4" office:value-type="string" calcext:value-type="string">
            <text:p>verify when we click on visibility it should pop up </text:p>
            <text:p>Window should open</text:p>
          </table:table-cell>
          <table:table-cell table:style-name="Default" office:value-type="string" calcext:value-type="string">
            <text:p><text:span text:style-name="T4">1.Login into trello app </text:span></text:p>
            <text:p><text:span text:style-name="T4">2.create Board</text:span></text:p>
            <text:p><text:span text:style-name="T4">3.click on board</text:span></text:p>
            <text:p><text:span text:style-name="T4">4.click on metaballs menu icon</text:span></text:p>
            <text:p><text:span text:style-name="T4">5.click on Board setting icon</text:span></text:p>
            <text:p><text:span text:style-name="T4">6.click on visibility.</text:span></text:p>
            <text:p/>
          </table:table-cell>
          <table:table-cell office:value-type="string" calcext:value-type="string">
            <text:p>when we clcik on visibility it should open</text:p>
            <text:p>Pop up window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3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private is clcikble in the 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private</text:span></text:p>
          </table:table-cell>
          <table:table-cell office:value-type="string" calcext:value-type="string">
            <text:p>when we click on private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3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private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.</text:span></text:p>
            <text:p><text:span text:style-name="T2">7.clcik on private</text:span></text:p>
          </table:table-cell>
          <table:table-cell office:value-type="string" calcext:value-type="string">
            <text:p>when we click on private it should accept</text:p>
            <text:p>The private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eher workspace is clickble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cik on work space</text:span></text:p>
            <text:p/>
          </table:table-cell>
          <table:table-cell office:value-type="string" calcext:value-type="string">
            <text:p>when we click on work space it should be clickble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3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work space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work space</text:span></text:p>
          </table:table-cell>
          <table:table-cell office:value-type="string" calcext:value-type="string">
            <text:p>when we click on work space it should select that </text:p>
            <text:p>Optio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ehr we are able to click on public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cik on public</text:span></text:p>
          </table:table-cell>
          <table:table-cell office:value-type="string" calcext:value-type="string">
            <text:p>when we click on public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when we click on public it should accep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public</text:span></text:p>
            <text:p/>
          </table:table-cell>
          <table:table-cell office:value-type="string" calcext:value-type="string">
            <text:p>when we click on public it select the select </text:p>
            <text:p>That optio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cancel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visibility</text:span></text:p>
            <text:p><text:span text:style-name="T2">7.click on cancel</text:span></text:p>
          </table:table-cell>
          <table:table-cell office:value-type="string" calcext:value-type="string">
            <text:p>when we click on cancel it shuod be clci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 on cancel it should close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visibility</text:span></text:p>
            <text:p><text:span text:style-name="T2">7.click on cancel</text:span></text:p>
          </table:table-cell>
          <table:table-cell office:value-type="string" calcext:value-type="string">
            <text:p>when we click on cancel it should cancel</text:p>
            <text:p>Pop up window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verify we are able to select two options in the pop up </text:p>
            <text:p>Window.</text:p>
          </table:table-cell>
          <table:table-cell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visibility</text:span></text:p>
            <text:p><text:span text:style-name="T9">7.select any two options</text:span></text:p>
          </table:table-cell>
          <table:table-cell office:value-type="string" calcext:value-type="string">
            <text:p>when we select on two options it should not select</text:p>
            <text:p/>
          </table:table-cell>
          <table:table-cell table:style-name="ce15"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TC_04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ommenting it should be </text:p>
            <text:p>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commenting</text:span></text:p>
          </table:table-cell>
          <table:table-cell office:value-type="string" calcext:value-type="string">
            <text:p>when we click on commenting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4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cik on commenting it should open </text:p>
            <text:p>Pop up 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cik on commenting</text:span></text:p>
          </table:table-cell>
          <table:table-cell office:value-type="string" calcext:value-type="string">
            <text:p>when we click on commenting it should open</text:p>
            <text:p>Pop up window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cik on disabeled it should be clci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disable</text:span></text:p>
          </table:table-cell>
          <table:table-cell office:value-type="string" calcext:value-type="string">
            <text:p>when we click on disabled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cik on disabled it should select that</text:p>
            <text:p>Option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Click on disabled</text:span></text:p>
          </table:table-cell>
          <table:table-cell office:value-type="string" calcext:value-type="string">
            <text:p>when we click on disabled it should accept </text:p>
            <text:p>That option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4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members it should be clickble</text:p>
            <text:p/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members</text:span></text:p>
          </table:table-cell>
          <table:table-cell office:value-type="string" calcext:value-type="string">
            <text:p>when we clcik on members it should be clickbel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members it should be select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membres</text:span></text:p>
          </table:table-cell>
          <table:table-cell office:value-type="string" calcext:value-type="string">
            <text:p>when we clcik on members it shuld accept</text:p>
            <text:p>That optio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cik on workspace members it should be</text:p>
            <text:p>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work space members</text:span></text:p>
          </table:table-cell>
          <table:table-cell office:value-type="string" calcext:value-type="string">
            <text:p>when we clcik on work space members it should </text:p>
            <text:p>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work space members it should </text:p>
            <text:p>Be selecte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ommenting</text:span></text:p>
            <text:p><text:span text:style-name="T2">7.click on work space memberd</text:span></text:p>
          </table:table-cell>
          <table:table-cell office:value-type="string" calcext:value-type="string">
            <text:p>when we click on work space members it should</text:p>
            <text:p>Be select that optio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e are able to click on cancel 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10">6.click on commenting</text:span></text:p>
            <text:p><text:span text:style-name="T2">7.click on cancel</text:span></text:p>
          </table:table-cell>
          <table:table-cell office:value-type="string" calcext:value-type="string">
            <text:p>when we click on cancel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ancel it should close that pop up</text:p>
            <text:p>Window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10">6.click on commenting</text:span></text:p>
            <text:p><text:span text:style-name="T2">7.click on close </text:span></text:p>
          </table:table-cell>
          <table:table-cell office:value-type="string" calcext:value-type="string">
            <text:p>when we click on cancel it should close that pop </text:p>
            <text:p>Window.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5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verify when we select two options in the pop up window </text:p>
            <text:p>It should not select.</text:p>
          </table:table-cell>
          <table:table-cell office:value-type="string" calcext:value-type="string">
            <text:p><text:span text:style-name="T3">1.Login into trello app </text:span></text:p>
            <text:p><text:span text:style-name="T3">2.create Board</text:span></text:p>
            <text:p><text:span text:style-name="T3">3.click on board</text:span></text:p>
            <text:p><text:span text:style-name="T3">4.click on metaballs menu icon</text:span></text:p>
            <text:p><text:span text:style-name="T3">5.click on Board setting icon</text:span></text:p>
            <text:p><text:span text:style-name="T3">6.click on commenting</text:span></text:p>
            <text:p><text:span text:style-name="T5">7.select any two options</text:span></text:p>
          </table:table-cell>
          <table:table-cell office:value-type="string" calcext:value-type="string">
            <text:p>when we select two options in the pop up </text:p>
            <text:p>Window it should not accept.</text:p>
          </table:table-cell>
          <table:table-cell table:style-name="ce15" office:value-type="string" calcext:value-type="string">
            <text:p>FAIL</text:p>
          </table:table-cell>
        </table:table-row>
        <table:table-row table:style-name="ro3">
          <table:table-cell office:value-type="string" calcext:value-type="string">
            <text:p>TC_05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are able to we clcik on let members add </text:p>
            <text:p>Other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let members add others</text:span></text:p>
          </table:table-cell>
          <table:table-cell office:value-type="string" calcext:value-type="string">
            <text:p>when we click on let members add others it should </text:p>
            <text:p>Be 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5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let members add others he tick </text:p>
            <text:p>Mark is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 click on let members add others</text:span></text:p>
          </table:table-cell>
          <table:table-cell office:value-type="string" calcext:value-type="string">
            <text:p><text:span text:style-name="T4">when we click on let others add members the </text:span></text:p>
            <text:p><text:span text:style-name="T4">Tick mark should be visible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58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tick mark is visible administrator can add </text:p>
            <text:p>Others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let members add others</text:span></text:p>
          </table:table-cell>
          <table:table-cell office:value-type="string" calcext:value-type="string">
            <text:p><text:span text:style-name="T4">when tick mark is visible administrator should</text:span></text:p>
            <text:p><text:span text:style-name="T4">add  members</text:span>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5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her self join is clickble or not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when we clcik on self join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0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when we click on self join tick mark is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<text:span text:style-name="T4">when we click on self join the </text:span></text:p>
            <text:p><text:span text:style-name="T4">Tick mark should be visible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1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Let members add other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tick mark is visible any member is added </text:p>
            <text:p>Without any permission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self join</text:span></text:p>
          </table:table-cell>
          <table:table-cell office:value-type="string" calcext:value-type="string">
            <text:p>when we clcik on self join we should add members</text:p>
            <text:p>With out any permisio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2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tehr Enable card cover images is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4">6.click on Enable card cover images</text:span></text:p>
          </table:table-cell>
          <table:table-cell office:value-type="string" calcext:value-type="string">
            <text:p><text:span text:style-name="T4">when we click on Enable card cover images it </text:span></text:p>
            <text:p><text:span text:style-name="T4">Should be clickble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3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Enable card cover images</text:p>
            <text:p>Tick mark must be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4">6.click on Enable card cover images</text:span></text:p>
          </table:table-cell>
          <table:table-cell office:value-type="string" calcext:value-type="string">
            <text:p><text:span text:style-name="T4">when we click on Enable card cover images</text:span></text:p>
            <text:p><text:span text:style-name="T4">Tick mark muse be visible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4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Enable card cover image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Enable card cover images it shound </text:p>
            <text:p>Show images on front of cards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4">6.click on Enable card cover images</text:span></text:p>
          </table:table-cell>
          <table:table-cell office:value-type="string" calcext:value-type="string">
            <text:p><text:span text:style-name="T4">when we click on Enable card cover images</text:span></text:p>
            <text:p><text:span text:style-name="T4">It should show images on front of cards</text:span>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5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<text:s/>whether Available offline is click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we clcik on Available offline it should be </text:p>
            <text:p>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6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Available offfline tick mark should</text:p>
            <text:p>Be visible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we click on aAvailable offline tick mark </text:p>
            <text:p>Must be visi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7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Available offlin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Available offfline board content </text:p>
            <text:p>Will sync for offline viewing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available offline</text:span></text:p>
          </table:table-cell>
          <table:table-cell office:value-type="string" calcext:value-type="string">
            <text:p>when tci mark is visible the content should sync for </text:p>
            <text:p>Offline viewing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8</text:p>
          </table:table-cell>
          <table:table-cell table:style-name="ce6" office:value-type="string" calcext:value-type="string">
            <text:p>Board Setting</text:p>
          </table:table-cell>
          <table:table-cell office:value-type="string" calcext:value-type="string">
            <text:p>Close boar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lose board it should be clickble</text:p>
          </table:table-cell>
          <table:table-cell table:style-name="Default" office:value-type="string" calcext:value-type="string">
            <text:p><text:span text:style-name="T4">1.Login into trello app </text:span></text:p>
            <text:p><text:span text:style-name="T4">2.create Board</text:span></text:p>
            <text:p><text:span text:style-name="T4">3.click on board</text:span></text:p>
            <text:p><text:span text:style-name="T4">4.click on metaballs menu icon</text:span></text:p>
            <text:p><text:span text:style-name="T4">5.click on Board setting icon</text:span></text:p>
            <text:p><text:span text:style-name="T4">6.click on close board</text:span></text:p>
          </table:table-cell>
          <table:table-cell office:value-type="string" calcext:value-type="string">
            <text:p>when we clcik on close board it should be click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69</text:p>
          </table:table-cell>
          <table:table-cell office:value-type="string" calcext:value-type="string">
            <text:p>Board Setting</text:p>
          </table:table-cell>
          <table:table-cell office:value-type="string" calcext:value-type="string">
            <text:p>Close boar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erify when we click on close board it should close the board</text:p>
          </table:table-cell>
          <table:table-cell office:value-type="string" calcext:value-type="string">
            <text:p><text:span text:style-name="T2">1.Login into trello app </text:span></text:p>
            <text:p><text:span text:style-name="T2">2.create Board</text:span></text:p>
            <text:p><text:span text:style-name="T2">3.click on board</text:span></text:p>
            <text:p><text:span text:style-name="T2">4.click on metaballs menu icon</text:span></text:p>
            <text:p><text:span text:style-name="T2">5.click on Board setting icon</text:span></text:p>
            <text:p><text:span text:style-name="T2">6.click on close board</text:span></text:p>
          </table:table-cell>
          <table:table-cell office:value-type="string" calcext:value-type="string">
            <text:p>when we click on close board it should  close </text:p>
            <text:p>The board.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9:55:21.98544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8:06.631852940</meta:creation-date>
    <meta:editing-duration>PT3M52S</meta:editing-duration>
    <meta:editing-cycles>3</meta:editing-cycles>
    <meta:generator>LibreOffice/6.4.7.2$Linux_X86_64 LibreOffice_project/40$Build-2</meta:generator>
    <dc:date>2021-09-21T10:23:14.059626489</dc:date>
    <meta:document-statistic meta:table-count="1" meta:cell-count="625" meta:object-count="0"/>
  </office:meta>
</office:document-meta>
</file>